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.83pt" svg:y="28.46pt">
            <draw:object draw:notify-on-update-of-ranges="Sheet1.A1:Sheet1.A1 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soline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8"/>
          <table:table-cell table:formula="of:=CORREL([.B1:.L1]; [.B2:.L2])" office:value-type="float" office:value="0.988335943953094" calcext:value-type="float">
            <text:p>0.9883359439530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1T00:34:35.424173101</meta:creation-date>
    <dc:date>2020-07-31T00:52:59.446207033</dc:date>
    <meta:editing-duration>PT6M54S</meta:editing-duration>
    <meta:editing-cycles>1</meta:editing-cycles>
    <meta:document-statistic meta:table-count="1" meta:cell-count="2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10" chart:maximum="1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800000" draw:fill-color="#800000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0080"/>
    </style:style>
    <style:style style:name="ch11" style:family="chart" style:data-style-name="N121">
      <style:chart-properties loext:regression-x-name="t" loext:regression-y-name="C(t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72cm" svg:y="0.316cm" chart:style-name="ch2">
          <text:p>Gasoline Consumption in the U.S. 1994-2004</text:p>
        </chart:title>
        <chart:plot-area chart:style-name="ch3" table:cell-range-address="Sheet1.A1:Sheet1.L2" chart:data-source-has-labels="column" svg:x="1.331cm" svg:y="1.275cm" svg:width="14.349cm" svg:height="6.564cm">
          <chartooo:coordinate-region svg:x="2.138cm" svg:y="1.474cm" svg:width="13.355cm" svg:height="5.719cm"/>
          <chart:axis chart:dimension="x" chart:name="primary-x" chart:style-name="ch4">
            <chart:title svg:x="7.165cm" svg:y="8.019cm" chart:style-name="ch5">
              <text:p>Years Since 1994</text:p>
            </chart:title>
            <chart:grid chart:style-name="ch6" chart:class="major"/>
          </chart:axis>
          <chart:axis chart:dimension="y" chart:name="primary-y" chart:style-name="ch7">
            <chart:title svg:x="0.451cm" svg:y="6.453cm" chart:style-name="ch8">
              <text:p>Gasoline (Billion Gallons)</text:p>
            </chart:title>
            <chart:grid chart:style-name="ch6" chart:class="major"/>
          </chart:axis>
          <chart:series chart:style-name="ch9" chart:values-cell-range-address="Sheet1.B2:Sheet1.L2" chart:label-cell-address="Sheet1.A2:Sheet1.A2" chart:class="chart:scatter">
            <chart:domain table:cell-range-address="Sheet1.B1:Sheet1.L1"/>
            <chart:regression-curve chart:style-name="ch10">
              <chart:equation chart:display-equation="true" chart:display-r-square="true" chart:style-name="ch11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L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asoline</text:p>
                <draw:g>
                  <svg:desc>Sheet1.A2:Sheet1.A2</svg:desc>
                </draw:g>
              </table:table-cell>
              <table:table-cell office:value-type="float" office:value="113">
                <text:p>113</text:p>
                <draw:g>
                  <svg:desc>Sheet1.B2:Sheet1.L2</svg:desc>
                </draw:g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